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4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482" calcext:value-type="float">
            <text:p>4.64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1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7596" calcext:value-type="float">
            <text:p>5.77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0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20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35296" calcext:value-type="float">
            <text:p>5.03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8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52288" calcext:value-type="float">
            <text:p>5.35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8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98136" calcext:value-type="float">
            <text:p>4.8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7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16624" calcext:value-type="float">
            <text:p>6.51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7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5112" calcext:value-type="float">
            <text:p>5.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6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216" calcext:value-type="float">
            <text:p>5.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95216" calcext:value-type="float">
            <text:p>4.39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28944" calcext:value-type="float">
            <text:p>6.02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4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63184" calcext:value-type="float">
            <text:p>5.66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5592" calcext:value-type="float">
            <text:p>5.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98992" calcext:value-type="float">
            <text:p>8.6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1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0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10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7032" calcext:value-type="float">
            <text:p>6.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9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87824" calcext:value-type="float">
            <text:p>4.6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8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6536" calcext:value-type="float">
            <text:p>7.33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8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6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97424" calcext:value-type="float">
            <text:p>5.29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57416" calcext:value-type="float">
            <text:p>6.75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7512" calcext:value-type="float">
            <text:p>6.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1124" calcext:value-type="float">
            <text:p>6.11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33288" calcext:value-type="float">
            <text:p>5.73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2000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9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8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8632" calcext:value-type="float">
            <text:p>5.81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7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84976" calcext:value-type="float">
            <text:p>6.28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6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5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672" calcext:value-type="float">
            <text:p>4.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73624" calcext:value-type="float">
            <text:p>5.37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9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19472" calcext:value-type="float">
            <text:p>4.91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6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26152" calcext:value-type="float">
            <text:p>5.02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233416" calcext:value-type="float">
            <text:p>5.23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0296" calcext:value-type="float">
            <text:p>6.94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01768" calcext:value-type="float">
            <text:p>5.00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8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7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6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18304" calcext:value-type="float">
            <text:p>4.71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91784" calcext:value-type="float">
            <text:p>5.89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244" calcext:value-type="float">
            <text:p>4.28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97096" calcext:value-type="float">
            <text:p>4.1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5384" calcext:value-type="float">
            <text:p>4.0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7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6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12536" calcext:value-type="float">
            <text:p>5.81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5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9203</text:p>
          </table:table-cell>
          <table:table-cell office:value-type="string" calcext:value-type="string">
            <text:p>Warren Quad</text:p>
          </table:table-cell>
          <table:table-cell office:value-type="string" calcext:value-type="string">
            <text:p>195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56" meta:object-count="0"/>
    <meta:user-defined meta:name="AppVersion">3.0</meta:user-defined>
  </office:meta>
</office:document-meta>
</file>